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ahoma1" svg:font-family="Tahoma"/>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4pt" style:font-size-asian="14pt" style:font-size-complex="14pt"/>
    </style:style>
    <style:style style:name="P2" style:family="paragraph" style:parent-style-name="Standard">
      <style:paragraph-properties fo:text-align="start" style:justify-single-word="false"/>
      <style:text-properties fo:font-size="14pt" style:font-size-asian="14pt" style:font-size-complex="14pt"/>
    </style:style>
    <style:style style:name="P3"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fo:font-size="12pt" style:font-size-asian="12pt" style:font-size-complex="12pt"/>
    </style:style>
    <style:style style:name="P6" style:family="paragraph" style:parent-style-name="Standard">
      <style:paragraph-properties fo:text-align="start" style:justify-single-word="false"/>
      <style:text-properties fo:font-size="12pt" style:font-size-asian="10.5pt" style:font-size-complex="12pt"/>
    </style:style>
    <style:style style:name="P7" style:family="paragraph" style:parent-style-name="Standard">
      <style:paragraph-properties fo:text-align="start" style:justify-single-word="false"/>
      <style:text-properties fo:color="#000000"/>
    </style:style>
    <style:style style:name="P8" style:family="paragraph" style:parent-style-name="Standard">
      <style:paragraph-properties fo:text-align="start" style:justify-single-word="false"/>
      <style:text-properties fo:color="#000000" style:font-name="Times New Roman" fo:font-size="12pt" style:font-size-asian="12pt" style:font-size-complex="12pt"/>
    </style:style>
    <style:style style:name="P9" style:family="paragraph" style:parent-style-name="Standard">
      <style:paragraph-properties fo:text-align="start" style:justify-single-word="false"/>
      <style:text-properties fo:color="#000000" style:font-name="Courier New" fo:font-size="10pt" style:font-size-asian="10pt" style:font-size-complex="14pt"/>
    </style:style>
    <style:style style:name="P10" style:family="paragraph" style:parent-style-name="Standard">
      <style:paragraph-properties fo:text-align="start" style:justify-single-word="false"/>
      <style:text-properties fo:color="#000000" style:font-name="Courier New" fo:font-size="10pt" style:font-size-asian="10pt"/>
    </style:style>
    <style:style style:name="P11" style:family="paragraph" style:parent-style-name="Standard">
      <style:paragraph-properties fo:text-align="start" style:justify-single-word="false"/>
      <style:text-properties fo:color="#2a00ff" style:font-name="Courier New" fo:font-size="10pt" style:font-size-asian="10pt" style:font-size-complex="14pt"/>
    </style:style>
    <style:style style:name="P12" style:family="paragraph" style:parent-style-name="Standard">
      <style:paragraph-properties fo:text-align="start" style:justify-single-word="false"/>
      <style:text-properties fo:font-size="10pt" style:font-size-asian="10pt" style:font-size-complex="10pt"/>
    </style:style>
    <style:style style:name="P13" style:family="paragraph" style:parent-style-name="Standard">
      <style:paragraph-properties fo:margin-left="0cm" fo:margin-right="0cm" fo:text-align="start" style:justify-single-word="false" fo:text-indent="0cm" style:auto-text-indent="false"/>
      <style:text-properties fo:color="#000000"/>
    </style:style>
    <style:style style:name="P14" style:family="paragraph" style:parent-style-name="Standard">
      <style:paragraph-properties fo:margin-left="0cm" fo:margin-right="0cm" fo:text-align="start" style:justify-single-word="false" fo:text-indent="0cm" style:auto-text-indent="false"/>
      <style:text-properties fo:color="#000000" style:font-name="Courier New" fo:font-size="10pt" style:font-size-asian="10pt"/>
    </style:style>
    <style:style style:name="P15" style:family="paragraph" style:parent-style-name="Standard">
      <style:paragraph-properties fo:margin-left="0cm" fo:margin-right="0cm" fo:text-align="start" style:justify-single-word="false" fo:text-indent="0cm" style:auto-text-indent="false"/>
      <style:text-properties fo:color="#000000" style:font-name="Courier New" fo:font-size="10pt" style:font-size-asian="10pt" style:font-size-complex="14pt"/>
    </style:style>
    <style:style style:name="P16" style:family="paragraph" style:parent-style-name="Standard">
      <style:paragraph-properties fo:text-align="start" style:justify-single-word="false"/>
      <style:text-properties fo:font-size="12pt" style:font-size-asian="12pt" style:font-size-complex="12pt"/>
    </style:style>
    <style:style style:name="T1" style:family="text">
      <style:text-properties fo:font-size="12pt" style:font-size-asian="10.5pt" style:font-size-complex="12pt"/>
    </style:style>
    <style:style style:name="T2" style:family="text">
      <style:text-properties style:font-name="Courier New" fo:font-size="10pt" style:font-size-asian="10pt"/>
    </style:style>
    <style:style style:name="T3" style:family="text">
      <style:text-properties style:font-name="Courier New" fo:font-size="10pt" style:font-size-asian="10pt" style:font-size-complex="14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itiation à l'Apprentissage</text:p>
      <text:p text:style-name="P3">Filtre Anti-Spam</text:p>
      <text:p text:style-name="P1">Thibault Lupinski</text:p>
      <text:p text:style-name="P1">Guillaume Lipski</text:p>
      <text:p text:style-name="P1"/>
      <text:p text:style-name="P2">Etapes effectues :</text:p>
      <text:p text:style-name="P2"><text:tab/><text:span text:style-name="T1">Gestion du dictionnaire : Chargement du fichier dictionnaire avec seulement les mots d'au <text:tab/><text:tab/>moins trois lettres.</text:span></text:p>
      <text:p text:style-name="P2"><text:span text:style-name="T1"><text:tab/>Lecture des messages : On ne garde que les lettres, on retire les chiffres et tous les autres <text:tab/><text:tab/>caractères spéciaux et on compare les mots </text:span><text:span text:style-name="T1">d'au moins trois lettres </text:span><text:span text:style-name="T1">restants au <text:tab/><text:tab/><text:tab/>dictionnaire.</text:span></text:p>
      <text:p text:style-name="P2"><text:span text:style-name="T1"><text:tab/>Apprentissage </text:span><text:span text:style-name="T1">global : Lecture de N spams et M hams et mettant à jour le nombre <text:tab/><text:tab/><text:tab/>d'occurrence des mots du dictionnaire, puis des probabilités d'occurences.</text:span></text:p>
      <text:p text:style-name="P2"><text:span text:style-name="T1"><text:tab/>Apprentissage en ligne : <text:s/>Possibilité de mettre à jour le classifieur en ajoutant un mail défini <text:tab/><text:tab/>comme Ham ou Spam, en incrémentant le nombre d'occurence des mots et en <text:tab/><text:tab/><text:tab/>mettant à jour les probabilités d'occurences.<text:tab/></text:span><text:span text:style-name="T1"><text:tab/><text:tab/></text:span></text:p>
      <text:p text:style-name="P2"><text:span text:style-name="T1"><text:tab/></text:span><text:span text:style-name="T1">Test</text:span><text:span text:style-name="T1">s</text:span><text:span text:style-name="T1">: </text:span><text:span text:style-name="T1">Lecture de N spams et M hams avec pour chaque mail une classification et un test pour voir si le classifieur a bien classé les mails dans la bonne catégorie.</text:span></text:p>
      <text:p text:style-name="P6"><text:tab/>Gestion du classifieur : Chargement et sauvegarde du classifieur opérationnels avec le <text:tab/><text:tab/><text:tab/>nombre de spams et de hams appris, et le nombre d'occurence de chaque mot du <text:tab/><text:tab/><text:tab/>dictionnaire pour les spams et pour les hams sauvegardés.</text:p>
      <text:p text:style-name="P2"/>
      <text:p text:style-name="P2">Répartition des tâches :</text:p>
      <text:p text:style-name="P5"/>
      <text:p text:style-name="P5">-Ecriture du rapport : Lupinski</text:p>
      <text:p text:style-name="Standard">-fonction charger_dictionnaire : Lipski</text:p>
      <text:p text:style-name="Standard">-fonction vecteur_occurence : Lipski</text:p>
      <text:p text:style-name="Standard">-fonction charger_apprentissage : Lipski</text:p>
      <text:p text:style-name="Standard">-fonction sauvegarder_apprentissage : Lupinski</text:p>
      <text:p text:style-name="Standard">-fonction apprentissage_mails : Lupinski</text:p>
      <text:p text:style-name="Standard">-fonction apprentissage_occurrence_mots_mails : Lipski</text:p>
      <text:p text:style-name="Standard">-fonction evaluer_mail : Lupinski/Lipski</text:p>
      <text:p text:style-name="Standard">-fonction lancer_tests : Lupinski</text:p>
      <text:p text:style-name="Standard">-fonction main : Lipski/Lupinski</text:p>
      <text:p text:style-name="Standard">Temps moyen passé :</text:p>
      <text:p text:style-name="Standard">Lipski : 6heures.</text:p>
      <text:p text:style-name="Standard">Lupinski : 9heures.</text:p>
      <text:p text:style-name="P2"/>
      <text:p text:style-name="P2">Squelette du programme :</text:p>
      <text:p text:style-name="P5"><text:tab/></text:p>
      <text:p text:style-name="P5">Main : gestion de l'interface, trois choix disponibles.</text:p>
      <text:p text:style-name="P5">apprend_filtre : <text:s/>apprentissage_mails + sauvegarde_apprentissage;</text:p>
      <text:p text:style-name="P5">apprend_filtre_enligne : charger_apprentissage + apprentissage_mail + sauvegarde_apprentissage;</text:p>
      <text:p text:style-name="P5">filtre_mail : charger_apprentissage + lancer_tests + sauvegarde_apprentissage;</text:p>
      <text:p text:style-name="P5"/>
      <text:p text:style-name="P5">apprentissage_mails : apprentissage_occurence_mots_mails + mise à jour des occurences.</text:p>
      <text:p text:style-name="P5"/>
      <text:p text:style-name="P5">apprentissage_occurence_mots_mails : lits N mails dans un dossier et renvoie un tableau d'entier représentant le nombre de mails dans lesquels chaque mot du dictionnaire chargé est présent.</text:p>
      <text:p text:style-name="P5"/>
      <text:p text:style-name="P5"><text:soft-page-break/>vecteur_occurence : lits un mails et renvoie un tableau de booleen représentant la présence ou l'absence des différents mots du dictionnaire chargé.</text:p>
      <text:p text:style-name="P5"/>
      <text:p text:style-name="P5">lancer_tests : lits N mails dans le dossier SPAM et M mails dans le dossier HAM. Pour chaque mail,</text:p>
      <text:p text:style-name="P5">evaluer_mail, puis on compare si le résultat est celui attendu.</text:p>
      <text:p text:style-name="P5"/>
      <text:p text:style-name="P5">evaluer_mail : récupère le vecteur_occurence du mail lu puis calcule P(Y = SPAM | X) et P(Y = HAM | X) avec la somme des logarithmes des probabilités d'occurences des mots selon leur présence ou non dans le mail. Retourne 1 si Pspam &gt; Pham, 0 sinon.</text:p>
      <text:p text:style-name="P5"/>
      <text:p text:style-name="P5">chargement_apprentissage : lecture d'un classifieur et remplissage des tableaux d'occurences avec les données lues.</text:p>
      <text:p text:style-name="P5">sauvegarde_apprentissage : sauvegarde dans un classifieur toutes les données d'occurences lues après un apprentissage.</text:p>
      <text:p text:style-name="P2">Utilisation du programme :</text:p>
      <text:p text:style-name="P2"/>
      <text:p text:style-name="P5">les arguments entre [] peuvent être laissés vides, malheuresement, si on laisse un argument vide, tous les arguments lui succédant doivent aussi être laissés vides. Ils seront remplacés par des valeurs par défaults.</text:p>
      <text:p text:style-name="P2"/>
      <text:p text:style-name="P6">Pour commencer l'apprentissage</text:p>
      <text:p text:style-name="P9">java filtreAntiSpam apprend_filtre [@DossierMailsApprentissage] [NbSpams] [NbHams] [@Classifeur]</text:p>
      <text:p text:style-name="P9"/>
      <text:p text:style-name="P9">[@DossierMailsApprentissage] = chemin du dossier dans lequels les mails sont mis dnas deux sous-dossiers ham et spams. Si non renseigné, vaut "./res/baseapp".</text:p>
      <text:p text:style-name="P7"><text:span text:style-name="T3">[NbSpams] = nombre de spams à lire dans </text:span><text:span text:style-name="T3">la base d'apprentissage. Si non renseigné, vaut 200.</text:span></text:p>
      <text:p text:style-name="P9">[NbSpams] = nombre de hams à lire dans la base d'apprentissage. Si non renseigné, vaut 200.</text:p>
      <text:p text:style-name="P9">[@Classifieur] = nom avec chemin spécifié du classifieur dans lequel sauvegarder le résultat de l'apprentissage. Si non renseigné, vaut "./res/mon_classifieur.txt".</text:p>
      <text:p text:style-name="P11"/>
      <text:p text:style-name="P11"/>
      <text:p text:style-name="P8">Pour ajouter un mail à l'apprentissage</text:p>
      <text:p text:style-name="P7"><text:span text:style-name="T3">java </text:span><text:span text:style-name="T2">FiltreAntiSpam apprend_filtre_enligne @Mail TypeMail [@Classifieur]</text:span></text:p>
      <text:p text:style-name="P10">@Mail = nom avec chemin spécifie du mail à apprendre.</text:p>
      <text:p text:style-name="P7"><text:span text:style-name="T2">T</text:span><text:span text:style-name="T2">ypeMail = type du mail à apprendre, doit valoir HAM ou SPAM, sinon erreur.</text:span></text:p>
      <text:p text:style-name="P9">[@Classifieur] = nom avec chemin spécifié du classifieur dans lequel sauvegarder le résultat de l'apprentissage. Si non renseigné, vaut "./res/mon_classifieur.txt".</text:p>
      <text:p text:style-name="P4"/>
      <text:p text:style-name="P11"/>
      <text:p text:style-name="P8">Pour lancer les tests:</text:p>
      <text:p text:style-name="P13"><text:span text:style-name="T2">java </text:span><text:span text:style-name="T2">FiltreAntiSpam filtre_mail [NbSpams] [NbHams] [@Classifieur]</text:span></text:p>
      <text:p text:style-name="P14"><text:s/>[@DossierMailsTest]</text:p>
      <text:p text:style-name="P7"><text:span text:style-name="T3">[NbSpams] = nombre de spams à lire dans </text:span><text:span text:style-name="T3">la base d'apprentissage. Si non renseigné, vaut 200;</text:span></text:p>
      <text:p text:style-name="P15">[NbSpams] = nombre de hams à lire dans la base d'apprentissage. Si non renseigné, vaut 200;</text:p>
      <text:p text:style-name="P15">[@Classifieur] = nom avec chemin spécifié du classifieur dans lequel sauvegarder le résultat de l'apprentissage. Si non renseigné, vaut "./res/mon_classifieur.txt"</text:p>
      <text:p text:style-name="P13"><text:span text:style-name="T3">[@DossierMails</text:span><text:span text:style-name="T3">Test</text:span><text:span text:style-name="T3">] = chemin du dossier dans lequels les mails sont mis dnas deux sous-dossiers ham et spams. Si non renseigné, vaut "./res/base</text:span><text:span text:style-name="T3">test</text:span><text:span text:style-name="T3">".</text:span></text:p>
      <text:p text:style-name="P9"><text:tab/><text:tab/></text:p>
      <text:p text:style-name="P8">Pour lancer un test unitaire:</text:p>
      <text:p text:style-name="P9"><text:soft-page-break/>java FiltreAntiSpam filtre_mail_un @Mail [@Classifieur]<text:tab/></text:p>
      <text:p text:style-name="P9">@Mail = nom avec chemin spécifié du mail à tester.</text:p>
      <text:p text:style-name="P9">[@Classifieur] = nom avec chemin spécifié du classifieur dans lequel sauvegarder le résultat de l'apprentissage. Si non renseigné, vaut "./res/mon_classifieur.txt"</text:p>
      <text:p text:style-name="P2"><text:tab/><text:tab/></text:p>
      <text:p text:style-name="P2"/>
      <text:p text:style-name="P2"/>
      <text:p text:style-name="P2">Exemples d'exécutions:</text:p>
      <text:p text:style-name="P2"/>
      <text:p text:style-name="P2"/>
      <text:p text:style-name="P12">java FiltreAntiSpam apprend_filtre</text:p>
      <text:p text:style-name="P12">Chargement du dictionnaire : ./res/dictionnaire1000en.txt</text:p>
      <text:p text:style-name="P12">Chargement du dictionnaire terminé</text:p>
      <text:p text:style-name="P12">Apprentissage de 200 spam et 200 ham</text:p>
      <text:p text:style-name="P12">PHam : 0,5<text:tab/>Pspam : 0,5</text:p>
      <text:p text:style-name="P12">Apprentissage terminé !</text:p>
      <text:p text:style-name="P12"/>
      <text:p text:style-name="P12">Java FiltreAntiSpam filtre_mail 500 500 ./res/mon_classifieur,txt ./res/basetest</text:p>
      <text:p text:style-name="P12">. . . </text:p>
      <text:p text:style-name="P12">HAM numero 499 : (P(Y=SPAM | <text:s/>= x) = 0,0021170399551891763, P(Y = HAM | X = ) = 0,9978829600448108</text:p>
      <text:p text:style-name="P12"><text:tab/><text:tab/>=&gt; identifié comme un HAM</text:p>
      <text:p text:style-name="P12">Erreurs :</text:p>
      <text:p text:style-name="P12">Spam : 23/500 =&gt; 4%</text:p>
      <text:p text:style-name="P12">Ham : 50/500 =&gt; 10%</text:p>
      <text:p text:style-name="P12">Global : 73/1000 =&gt; 7,3%</text:p>
      <text:p text:style-name="P12"/>
      <text:p text:style-name="P12">java FiltreAntiSpam apprend_filtre ./res/baseapp 500 1000 mon_classifieur</text:p>
      <text:p text:style-name="P12">Chargement du dictionnaire : ./res/dictionnaire1000en.txt</text:p>
      <text:p text:style-name="P12">Chargement du dictionnaire terminé</text:p>
      <text:p text:style-name="P12">Apprentissage de 500 spam et 1500 ham</text:p>
      <text:p text:style-name="P12">PHam : 0,666666<text:tab/><text:tab/>Pspam : 0,3333333</text:p>
      <text:p text:style-name="P12">Apprentissage terminé !</text:p>
      <text:p text:style-name="P12"/>
      <text:p text:style-name="P12">Java FiltreAntiSpam filtre_mail 500 500 mon_classifieur ./res/basetest</text:p>
      <text:p text:style-name="P12">. . . </text:p>
      <text:p text:style-name="P12">HAM numero 499 : (P(Y=SPAM | <text:s/>= x) = 3,408321481829147e-8, P(Y = HAM | X = ) = 0,99999999659167851</text:p>
      <text:p text:style-name="P12"><text:tab/><text:tab/>=&gt; identifié comme un HAM</text:p>
      <text:p text:style-name="P12">Erreurs :</text:p>
      <text:p text:style-name="P12">Spam : 86/500 =&gt; 17%</text:p>
      <text:p text:style-name="P12">Ham : 13/500 =&gt; 2%</text:p>
      <text:p text:style-name="P12">Global : 99/1000 =&gt; 9,9%</text:p>
      <text:p text:style-name="P12"/>
      <text:p text:style-name="P12">java FiltreAntiSpam apprend_filtre ./res/baseapp 500 2000 mon_classifieur</text:p>
      <text:p text:style-name="P12">Chargement du dictionnaire : ./res/dictionnaire1000en.txt</text:p>
      <text:p text:style-name="P12">Chargement du dictionnaire terminé</text:p>
      <text:p text:style-name="P12">Apprentissage de 500 spam et 2500 ham</text:p>
      <text:p text:style-name="P12">PHam : 0,8<text:tab/><text:tab/>Pspam : 0,2</text:p>
      <text:p text:style-name="P12">Apprentissage terminé !</text:p>
      <text:p text:style-name="P12"/>
      <text:p text:style-name="P12">Java FiltreAntiSpam filtre_mail 100 500 mon_classifieur ./res/basetest</text:p>
      <text:p text:style-name="P12">. . . </text:p>
      <text:p text:style-name="P12">HAM numero 499 : (P(Y=SPAM | <text:s/>= x) = 3,408321481829147e-8, P(Y = HAM | X = ) = 0,99999999659167851</text:p>
      <text:p text:style-name="P12"><text:tab/><text:tab/>=&gt; identifié comme un HAM</text:p>
      <text:p text:style-name="P12">Erreurs :</text:p>
      <text:p text:style-name="P12">Spam : 14/100 =&gt; 14%</text:p>
      <text:p text:style-name="P12">Ham : 10/500 =&gt; 2%</text:p>
      <text:p text:style-name="P12">Global : 24/600 =&gt; 4%</text:p>
      <text:p text:style-name="P2"/>
      <text:p text:style-name="P2">Conclusion:</text:p>
      <text:p text:style-name="P2"><text:soft-page-break/></text:p>
      <text:p text:style-name="P6">Après un certain nombres d'essais, globalement, le résultat obtenu à la fin avec un apprentissage intelligent(apprentissage en nombre suffisant, avec une répartition SPAM/HAM durant l'apprentissage proche de la répartition SPAM/HAM durant les tests), le taux d'erreurs est inférieur à 10%. </text:p>
      <text:p text:style-name="P6">Le classifieurr fait généralement plus de fautes pour les spams que pour les hams ce qui parait être une bonne chose, un utilisateur préférera recevoir un mail intempestif qu'il pourra ensuite reclasser comme SPAM que perdre un mail important car ce dernier sera considéré comme un SPAM.</text:p>
      <text:p text:style-name="P6">Mais il pourrait être améliorer de plusieurs manières dont nous n'avons pas eu le temps de mettre en oeuvre comme ne pas s'appuyer sur des mots qui ont des probabilités d'occurences très proches d'apparaître dans les SPAMs et les HAMs et se concentrer sur les mots qui ont beaucoup d'écarts et qui seront donc bien plus caractéristiques, où encore prendre en compte à la fois la présence des mots mais aussi leur nombre mais cela complique beaucoup et sort du suj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ahoma1" svg:font-family="Tahoma"/>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3M12S</meta:editing-duration>
    <meta:editing-cycles>7</meta:editing-cycles>
    <meta:generator>OpenOffice/4.1.3$Win32 OpenOffice.org_project/413m1$Build-9783</meta:generator>
    <dc:date>2017-05-08T17:08:47.50</dc:date>
    <meta:document-statistic meta:table-count="0" meta:image-count="0" meta:object-count="0" meta:page-count="4" meta:paragraph-count="112" meta:word-count="1153" meta:character-count="7818"/>
    <meta:user-defined meta:name="Info 1"/>
    <meta:user-defined meta:name="Info 2"/>
    <meta:user-defined meta:name="Info 3"/>
    <meta:user-defined meta:name="Info 4"/>
  </office:meta>
</office:document-meta>
</file>